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1.8378in" svg:y="11.3457in">
            <draw:object draw:notify-on-update-of-ranges="Sheet1.B46:Sheet1.B51 Sheet1.C45:Sheet1.C45 Sheet1.C46:Sheet1.C51 Sheet1.B46:Sheet1.B51 Sheet1.D45:Sheet1.D45 Sheet1.D46:Sheet1.D51 Sheet1.B46:Sheet1.B51 Sheet1.E45:Sheet1.E45 Sheet1.E46:Sheet1.E51 Sheet1.B46:Sheet1.B51 Sheet1.F45:Sheet1.F45 Sheet1.F46:Sheet1.F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3.3717in" svg:y="11.1575in">
            <draw:object draw:notify-on-update-of-ranges="Sheet1.H47:Sheet1.H50 Sheet1.I46:Sheet1.I46 Sheet1.I47:Sheet1.I50 Sheet1.H47:Sheet1.H50 Sheet1.J46:Sheet1.J46 Sheet1.J47:Sheet1.J50 Sheet1.H47:Sheet1.H50 Sheet1.K46:Sheet1.K46 Sheet1.K47:Sheet1.K50 Sheet1.H47:Sheet1.H50 Sheet1.L46:Sheet1.L46 Sheet1.L47:Sheet1.L50 Sheet1.H47:Sheet1.H50 Sheet1.M46:Sheet1.M46 Sheet1.M47:Sheet1.M50 Sheet1.H47:Sheet1.H50 Sheet1.N46:Sheet1.N46 Sheet1.N47:Sheet1.N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453in" svg:x="1.0425in" svg:y="5.6157in">
            <draw:object draw:notify-on-update-of-ranges="Sheet1.B32:Sheet1.B37 Sheet1.C31:Sheet1.C31 Sheet1.C32:Sheet1.C37 Sheet1.B32:Sheet1.B37 Sheet1.D31:Sheet1.D31 Sheet1.D32:Sheet1.D37 Sheet1.B32:Sheet1.B37 Sheet1.E31:Sheet1.E31 Sheet1.E32:Sheet1.E37 Sheet1.B32:Sheet1.B37 Sheet1.F31:Sheet1.F31 Sheet1.F32:Sheet1.F37 Sheet1.B32:Sheet1.B37 Sheet1.G31:Sheet1.G31 Sheet1.G32:Sheet1.G3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7.8382in" svg:y="5.9398in">
            <draw:object draw:notify-on-update-of-ranges="Sheet1.I32:Sheet1.I36 Sheet1.J31:Sheet1.J31 Sheet1.J32:Sheet1.J36 Sheet1.I32:Sheet1.I36 Sheet1.K31:Sheet1.K31 Sheet1.K32:Sheet1.K36 Sheet1.I32:Sheet1.I36 Sheet1.L31:Sheet1.L31 Sheet1.L32:Sheet1.L36 Sheet1.I32:Sheet1.I36 Sheet1.M31:Sheet1.M31 Sheet1.M32:Sheet1.M36 Sheet1.I32:Sheet1.I36 Sheet1.N31:Sheet1.N31 Sheet1.N32:Sheet1.N36 Sheet1.I32:Sheet1.I36 Sheet1.O31:Sheet1.O31 Sheet1.O32:Sheet1.O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25564" calcext:value-type="float">
            <text:p>0.0255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957" calcext:value-type="float">
            <text:p>0.02695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5748" calcext:value-type="float">
            <text:p>0.0857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88682" calcext:value-type="float">
            <text:p>0.68868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49573" calcext:value-type="float">
            <text:p>2.495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1.4554" calcext:value-type="float">
            <text:p>21.45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17519" calcext:value-type="float">
            <text:p>0.03175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068" calcext:value-type="float">
            <text:p>0.04700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3895" calcext:value-type="float">
            <text:p>0.10389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55903" calcext:value-type="float">
            <text:p>0.65590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2409" calcext:value-type="float">
            <text:p>1.524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0.9483" calcext:value-type="float">
            <text:p>10.948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49641" calcext:value-type="float">
            <text:p>0.05496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172" calcext:value-type="float">
            <text:p>0.0681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2304" calcext:value-type="float">
            <text:p>0.1823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76164" calcext:value-type="float">
            <text:p>0.9761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2754" calcext:value-type="float">
            <text:p>2.027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4575" calcext:value-type="float">
            <text:p>7.1457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5476" calcext:value-type="float">
            <text:p>0.1154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38704" calcext:value-type="float">
            <text:p>0.1387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0331" calcext:value-type="float">
            <text:p>0.2403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756863" calcext:value-type="float">
            <text:p>0.7568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9869" calcext:value-type="float">
            <text:p>1.798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72638" calcext:value-type="float">
            <text:p>4.726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35163" calcext:value-type="float">
            <text:p>0.4351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45321" calcext:value-type="float">
            <text:p>0.44532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62856" calcext:value-type="float">
            <text:p>0.46285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55044" calcext:value-type="float">
            <text:p>0.95504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88048" calcext:value-type="float">
            <text:p>1.880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43605" calcext:value-type="float">
            <text:p>3.43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127671" calcext:value-type="float">
            <text:p>0.01276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6118" calcext:value-type="float">
            <text:p>0.06611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4956" calcext:value-type="float">
            <text:p>0.4495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37019" calcext:value-type="float">
            <text:p>3.370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0.4304" calcext:value-type="float">
            <text:p>20.43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91.164" calcext:value-type="float">
            <text:p>191.1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166" calcext:value-type="float">
            <text:p>0.01516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06801" calcext:value-type="float">
            <text:p>0.08068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9137" calcext:value-type="float">
            <text:p>0.40913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40672" calcext:value-type="float">
            <text:p>3.4067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1.5616" calcext:value-type="float">
            <text:p>11.561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00.897" calcext:value-type="float">
            <text:p>100.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5739" calcext:value-type="float">
            <text:p>0.01957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7035" calcext:value-type="float">
            <text:p>0.1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2444" calcext:value-type="float">
            <text:p>1.2244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424" calcext:value-type="float">
            <text:p>8.4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.3101" calcext:value-type="float">
            <text:p>17.31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1.5625" calcext:value-type="float">
            <text:p>81.562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691" calcext:value-type="float">
            <text:p>0.01966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2336" calcext:value-type="float">
            <text:p>0.12233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37087" calcext:value-type="float">
            <text:p>0.5370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26919" calcext:value-type="float">
            <text:p>3.269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1157" calcext:value-type="float">
            <text:p>12.11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0.2829" calcext:value-type="float">
            <text:p>40.2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256054" calcext:value-type="float">
            <text:p>0.25605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36335" calcext:value-type="float">
            <text:p>0.3363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3439" calcext:value-type="float">
            <text:p>1.234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001" calcext:value-type="float">
            <text:p>4.930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4419" calcext:value-type="float">
            <text:p>12.4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1.184" calcext:value-type="float">
            <text:p>21.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335503" calcext:value-type="float">
            <text:p>0.003355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041" calcext:value-type="float">
            <text:p>0.019704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5188" calcext:value-type="float">
            <text:p>0.14518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14644" calcext:value-type="float">
            <text:p>1.146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689" calcext:value-type="float">
            <text:p>9.876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4.7832" calcext:value-type="float">
            <text:p>84.783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38714" calcext:value-type="float">
            <text:p>0.004387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1831" calcext:value-type="float">
            <text:p>0.031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1864" calcext:value-type="float">
            <text:p>0.1418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07815" calcext:value-type="float">
            <text:p>1.078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.38031" calcext:value-type="float">
            <text:p>8.380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7.324" calcext:value-type="float">
            <text:p>137.3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74861" calcext:value-type="float">
            <text:p>0.00748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004" calcext:value-type="float">
            <text:p>0.021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79" calcext:value-type="float">
            <text:p>0.112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1594" calcext:value-type="float">
            <text:p>1.215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323" calcext:value-type="float">
            <text:p>9.873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1.685" calcext:value-type="float">
            <text:p>131.6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5221" calcext:value-type="float">
            <text:p>0.01752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702" calcext:value-type="float">
            <text:p>0.02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569" calcext:value-type="float">
            <text:p>0.1125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53182" calcext:value-type="float">
            <text:p>0.7531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5.91179" calcext:value-type="float">
            <text:p>5.91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2.6918" calcext:value-type="float">
            <text:p>62.69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89321" calcext:value-type="float">
            <text:p>0.02893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09319" calcext:value-type="float">
            <text:p>0.04093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27307" calcext:value-type="float">
            <text:p>0.1273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602578" calcext:value-type="float">
            <text:p>0.6025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90779" calcext:value-type="float">
            <text:p>3.907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1.846" calcext:value-type="float">
            <text:p>31.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481308" calcext:value-type="float">
            <text:p>0.004813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8321" calcext:value-type="float">
            <text:p>0.020832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1061" calcext:value-type="float">
            <text:p>0.1610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5328" calcext:value-type="float">
            <text:p>1.2532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6536" calcext:value-type="float">
            <text:p>10.653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59.288" calcext:value-type="float">
            <text:p>159.2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95803" calcext:value-type="float">
            <text:p>0.004958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29605" calcext:value-type="float">
            <text:p>0.03296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43403" calcext:value-type="float">
            <text:p>0.2434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11465" calcext:value-type="float">
            <text:p>1.114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9.14694" calcext:value-type="float">
            <text:p>9.1469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8.264" calcext:value-type="float">
            <text:p>138.2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38649" calcext:value-type="float">
            <text:p>0.008386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1526" calcext:value-type="float">
            <text:p>0.033152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6681" calcext:value-type="float">
            <text:p>0.1366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083" calcext:value-type="float">
            <text:p>1.2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0717" calcext:value-type="float">
            <text:p>10.071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5.01" calcext:value-type="float">
            <text:p>135.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195" calcext:value-type="float">
            <text:p>0.02191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08509" calcext:value-type="float">
            <text:p>0.03085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52795" calcext:value-type="float">
            <text:p>0.1527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18144" calcext:value-type="float">
            <text:p>0.91814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54187" calcext:value-type="float">
            <text:p>6.541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8.3619" calcext:value-type="float">
            <text:p>68.36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7116" calcext:value-type="float">
            <text:p>0.033711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04705" calcext:value-type="float">
            <text:p>0.05047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9361" calcext:value-type="float">
            <text:p>0.3293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731708" calcext:value-type="float">
            <text:p>0.7317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17508" calcext:value-type="float">
            <text:p>4.175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2.4646" calcext:value-type="float">
            <text:p>32.4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506544" calcext:value-type="float">
            <text:p>0.005065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14649" calcext:value-type="float">
            <text:p>0.02146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4288" calcext:value-type="float">
            <text:p>0.1642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9805" calcext:value-type="float">
            <text:p>1.298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9514" calcext:value-type="float">
            <text:p>10.95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60.312" calcext:value-type="float">
            <text:p>160.31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22292" calcext:value-type="float">
            <text:p>0.005222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3746" calcext:value-type="float">
            <text:p>0.0337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45479" calcext:value-type="float">
            <text:p>0.2454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13139" calcext:value-type="float">
            <text:p>1.131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9.27917" calcext:value-type="float">
            <text:p>9.279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8.508" calcext:value-type="float">
            <text:p>138.5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18758" calcext:value-type="float">
            <text:p>0.009187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44826" calcext:value-type="float">
            <text:p>0.03448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39933" calcext:value-type="float">
            <text:p>0.13993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89068" calcext:value-type="float">
            <text:p>1.890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2127" calcext:value-type="float">
            <text:p>10.21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6129" calcext:value-type="float">
            <text:p>0.02361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86199" calcext:value-type="float">
            <text:p>0.03861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0622" calcext:value-type="float">
            <text:p>1.0062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94559" calcext:value-type="float">
            <text:p>7.945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3.273" calcext:value-type="float">
            <text:p>73.27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75905" calcext:value-type="float">
            <text:p>0.037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55963" calcext:value-type="float">
            <text:p>0.0559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18707" calcext:value-type="float">
            <text:p>0.5187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48485" calcext:value-type="float">
            <text:p>0.8484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34656" calcext:value-type="float">
            <text:p>4.346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2.7056" calcext:value-type="float">
            <text:p>32.7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539744" calcext:value-type="float">
            <text:p>0.005397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791" calcext:value-type="float">
            <text:p>0.0247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8952" calcext:value-type="float">
            <text:p>0.1689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33631" calcext:value-type="float">
            <text:p>1.3363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1.171" calcext:value-type="float">
            <text:p>11.17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1.142" calcext:value-type="float">
            <text:p>161.1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60045" calcext:value-type="float">
            <text:p>0.005600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0535" calcext:value-type="float">
            <text:p>0.03505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47712" calcext:value-type="float">
            <text:p>0.2477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4672" calcext:value-type="float">
            <text:p>1.146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9.42168" calcext:value-type="float">
            <text:p>9.421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9.06" calcext:value-type="float">
            <text:p>139.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6552" calcext:value-type="float">
            <text:p>0.009865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1859" calcext:value-type="float">
            <text:p>0.03518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44295" calcext:value-type="float">
            <text:p>0.1442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96432" calcext:value-type="float">
            <text:p>1.964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.2436" calcext:value-type="float">
            <text:p>16.24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7.003" calcext:value-type="float">
            <text:p>137.0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9635" calcext:value-type="float">
            <text:p>0.02496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18806" calcext:value-type="float">
            <text:p>0.04188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80262" calcext:value-type="float">
            <text:p>0.1802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644" calcext:value-type="float">
            <text:p>1.06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94438" calcext:value-type="float">
            <text:p>8.944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5.0272" calcext:value-type="float">
            <text:p>75.02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254" calcext:value-type="float">
            <text:p>0.04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4992" calcext:value-type="float">
            <text:p>0.06499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0839" calcext:value-type="float">
            <text:p>0.570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930435" calcext:value-type="float">
            <text:p>0.9304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1648" calcext:value-type="float">
            <text:p>4.516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3.2544" calcext:value-type="float">
            <text:p>33.2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696898" calcext:value-type="float">
            <text:p>0.006968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10687" calcext:value-type="float">
            <text:p>0.11068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0059" calcext:value-type="float">
            <text:p>0.2005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9616" calcext:value-type="float">
            <text:p>1.3961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1.4237" calcext:value-type="float">
            <text:p>11.423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2.995" calcext:value-type="float">
            <text:p>162.9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95405" calcext:value-type="float">
            <text:p>0.008954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1561" calcext:value-type="float">
            <text:p>0.04015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60049" calcext:value-type="float">
            <text:p>0.460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18161" calcext:value-type="float">
            <text:p>1.181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25" calcext:value-type="float">
            <text:p>16.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41.739" calcext:value-type="float">
            <text:p>141.7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39909" calcext:value-type="float">
            <text:p>0.01399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40622" calcext:value-type="float">
            <text:p>0.240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00539" calcext:value-type="float">
            <text:p>0.3005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09703" calcext:value-type="float">
            <text:p>2.097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1219" calcext:value-type="float">
            <text:p>17.1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39.233" calcext:value-type="float">
            <text:p>139.2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19907" calcext:value-type="float">
            <text:p>0.2199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068" calcext:value-type="float">
            <text:p>0.2280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6491" calcext:value-type="float">
            <text:p>0.3364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7905" calcext:value-type="float">
            <text:p>1.3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9.88253" calcext:value-type="float">
            <text:p>9.882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6.5281" calcext:value-type="float">
            <text:p>76.52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7756" calcext:value-type="float">
            <text:p>0.58775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00564" calcext:value-type="float">
            <text:p>0.70056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7118" calcext:value-type="float">
            <text:p>0.7711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109" calcext:value-type="float">
            <text:p>1.311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.65192" calcext:value-type="float">
            <text:p>5.651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4.9961" calcext:value-type="float">
            <text:p>34.9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509542" calcext:value-type="float">
            <text:p>0.0050954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4059" calcext:value-type="float">
            <text:p>0.02440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6449" calcext:value-type="float">
            <text:p>0.1664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9117" calcext:value-type="float">
            <text:p>1.291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861" calcext:value-type="float">
            <text:p>10.8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52.519" calcext:value-type="float">
            <text:p>152.5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35656" calcext:value-type="float">
            <text:p>0.005356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42287" calcext:value-type="float">
            <text:p>0.03422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9651" calcext:value-type="float">
            <text:p>0.2396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1295" calcext:value-type="float">
            <text:p>1.12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1275" calcext:value-type="float">
            <text:p>10.1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8.643" calcext:value-type="float">
            <text:p>138.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34578" calcext:value-type="float">
            <text:p>0.00934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57186" calcext:value-type="float">
            <text:p>0.035718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55598" calcext:value-type="float">
            <text:p>0.15559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69943" calcext:value-type="float">
            <text:p>1.699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.3076" calcext:value-type="float">
            <text:p>12.307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9402" calcext:value-type="float">
            <text:p>0.02794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23084" calcext:value-type="float">
            <text:p>0.04230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73499" calcext:value-type="float">
            <text:p>0.1734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98328" calcext:value-type="float">
            <text:p>0.9983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85824" calcext:value-type="float">
            <text:p>7.8582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1.6214" calcext:value-type="float">
            <text:p>71.6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537217" calcext:value-type="float">
            <text:p>0.05372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034" calcext:value-type="float">
            <text:p>0.110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468473" calcext:value-type="float">
            <text:p>0.4684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44501" calcext:value-type="float">
            <text:p>0.8445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36409" calcext:value-type="float">
            <text:p>4.364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2.8568" calcext:value-type="float">
            <text:p>32.8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552379" calcext:value-type="float">
            <text:p>0.0005523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3686" calcext:value-type="float">
            <text:p>0.011368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0102" calcext:value-type="float">
            <text:p>0.012010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666098" calcext:value-type="float">
            <text:p>0.066609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83671" calcext:value-type="float">
            <text:p>0.3836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2.4264" calcext:value-type="float">
            <text:p>22.426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695355" calcext:value-type="float">
            <text:p>0.00069535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601" calcext:value-type="float">
            <text:p>0.00176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33346" calcext:value-type="float">
            <text:p>0.04333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27452" calcext:value-type="float">
            <text:p>0.02274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22068" calcext:value-type="float">
            <text:p>2.220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04025" calcext:value-type="float">
            <text:p>0.7040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33372" calcext:value-type="float">
            <text:p>0.0013337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4138" calcext:value-type="float">
            <text:p>0.02641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6403" calcext:value-type="float">
            <text:p>0.04564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3228" calcext:value-type="float">
            <text:p>0.332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96513" calcext:value-type="float">
            <text:p>2.965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62947" calcext:value-type="float">
            <text:p>1.629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5479" calcext:value-type="float">
            <text:p>0.0265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38623" calcext:value-type="float">
            <text:p>0.033862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4752" calcext:value-type="float">
            <text:p>0.04547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1895" calcext:value-type="float">
            <text:p>0.118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24931" calcext:value-type="float">
            <text:p>1.249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4.09105" calcext:value-type="float">
            <text:p>4.091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83834" calcext:value-type="float">
            <text:p>0.078383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2593" calcext:value-type="float">
            <text:p>0.125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49725" calcext:value-type="float">
            <text:p>0.149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50825" calcext:value-type="float">
            <text:p>0.150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975" calcext:value-type="float">
            <text:p>0.29497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08446" calcext:value-type="float">
            <text:p>0.608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1175500" calcext:value-type="float">
            <text:p>1.18E+006</text:p>
          </table:table-cell>
          <table:table-cell table:style-name="ce1"/>
          <table:table-cell office:value-type="string" calcext:value-type="string">
            <text:p>min_TEPS</text:p>
          </table:table-cell>
          <table:table-cell office:value-type="float" office:value="592084" calcext:value-type="float">
            <text:p>592084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13730" calcext:value-type="float">
            <text:p>2.61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04170" calcext:value-type="float">
            <text:p>3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937270" calcext:value-type="float">
            <text:p>2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46900" calcext:value-type="float">
            <text:p>1.65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14893" calcext:value-type="float">
            <text:p>91489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2030" calcext:value-type="float">
            <text:p>1.63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39640" calcext:value-type="float">
            <text:p>1.1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49660" calcext:value-type="float">
            <text:p>3.5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80890" calcext:value-type="float">
            <text:p>2.0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93870" calcext:value-type="float">
            <text:p>1.89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85524" calcext:value-type="float">
            <text:p>585524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2361" calcext:value-type="float">
            <text:p>272361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44490" calcext:value-type="float">
            <text:p>1.7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00110" calcext:value-type="float">
            <text:p>2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59740" calcext:value-type="float">
            <text:p>1.9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27960" calcext:value-type="float">
            <text:p>1.93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252.1" calcext:value-type="float">
            <text:p>37252.1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87353" calcext:value-type="float">
            <text:p>28735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58100" calcext:value-type="float">
            <text:p>1.5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1450" calcext:value-type="float">
            <text:p>3.0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395330" calcext:value-type="float">
            <text:p>3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07670" calcext:value-type="float">
            <text:p>3.5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3937.8" calcext:value-type="float">
            <text:p>13937.8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3547.5" calcext:value-type="float">
            <text:p>93547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79852" calcext:value-type="float">
            <text:p>67985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99080" calcext:value-type="float">
            <text:p>3.2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6810" calcext:value-type="float">
            <text:p>5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670440" calcext:value-type="float">
            <text:p>7.6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1517760" calcext:value-type="float">
            <text:p>1.52E+006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2643540" calcext:value-type="float">
            <text:p>2.6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03190" calcext:value-type="float">
            <text:p>3.10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38730" calcext:value-type="float">
            <text:p>3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03700" calcext:value-type="float">
            <text:p>3.00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665830" calcext:value-type="float">
            <text:p>1.6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62740" calcext:value-type="float">
            <text:p>1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9600" calcext:value-type="float">
            <text:p>1.8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16530" calcext:value-type="float">
            <text:p>2.1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57660" calcext:value-type="float">
            <text:p>3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61400" calcext:value-type="float">
            <text:p>3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30360" calcext:value-type="float">
            <text:p>1.93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30367" calcext:value-type="float">
            <text:p>83036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2560" calcext:value-type="float">
            <text:p>1.8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33450" calcext:value-type="float">
            <text:p>3.6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35240" calcext:value-type="float">
            <text:p>2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65700" calcext:value-type="float">
            <text:p>2.0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59330" calcext:value-type="float">
            <text:p>1.96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8159" calcext:value-type="float">
            <text:p>328159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830" calcext:value-type="float">
            <text:p>1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908470" calcext:value-type="float">
            <text:p>2.9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40540" calcext:value-type="float">
            <text:p>3.9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751460" calcext:value-type="float">
            <text:p>3.7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77840" calcext:value-type="float">
            <text:p>3.58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92572" calcext:value-type="float">
            <text:p>19257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8370" calcext:value-type="float">
            <text:p>1.01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18452" calcext:value-type="float">
            <text:p>91845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7900" calcext:value-type="float">
            <text:p>4.5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29340" calcext:value-type="float">
            <text:p>7.4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072180" calcext:value-type="float">
            <text:p>8.0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1617230" calcext:value-type="float">
            <text:p>1.62E+006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3053160" calcext:value-type="float">
            <text:p>3.0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91280" calcext:value-type="float">
            <text:p>3.1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31240" calcext:value-type="float">
            <text:p>3.2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3930" calcext:value-type="float">
            <text:p>3.06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74460" calcext:value-type="float">
            <text:p>1.6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470" calcext:value-type="float">
            <text:p>1.5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204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35770" calcext:value-type="float">
            <text:p>2.1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07220" calcext:value-type="float">
            <text:p>3.7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16100" calcext:value-type="float">
            <text:p>3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3806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891639" calcext:value-type="float">
            <text:p>891639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00550" calcext:value-type="float">
            <text:p>1.9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46690" calcext:value-type="float">
            <text:p>3.7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18410" calcext:value-type="float">
            <text:p>2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85550" calcext:value-type="float">
            <text:p>3.2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70900" calcext:value-type="float">
            <text:p>1.97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46930" calcext:value-type="float">
            <text:p>346930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96950" calcext:value-type="float">
            <text:p>1.7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20470" calcext:value-type="float">
            <text:p>3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168400" calcext:value-type="float">
            <text:p>4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223030" calcext:value-type="float">
            <text:p>4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63500" calcext:value-type="float">
            <text:p>3.66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17927" calcext:value-type="float">
            <text:p>21792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71060" calcext:value-type="float">
            <text:p>1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0760" calcext:value-type="float">
            <text:p>1.0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943290" calcext:value-type="float">
            <text:p>4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719770" calcext:value-type="float">
            <text:p>7.7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8207620" calcext:value-type="float">
            <text:p>8.21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1702030" calcext:value-type="float">
            <text:p>1.70E+006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3145920" calcext:value-type="float">
            <text:p>3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55210" calcext:value-type="float">
            <text:p>3.2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46670" calcext:value-type="float">
            <text:p>3.3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49580" calcext:value-type="float">
            <text:p>3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685220" calcext:value-type="float">
            <text:p>1.6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652270" calcext:value-type="float">
            <text:p>1.6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32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53990" calcext:value-type="float">
            <text:p>2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762890" calcext:value-type="float">
            <text:p>3.7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68380" calcext:value-type="float">
            <text:p>3.6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41480" calcext:value-type="float">
            <text:p>1.94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76809" calcext:value-type="float">
            <text:p>976809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6800" calcext:value-type="float">
            <text:p>1.9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35840" calcext:value-type="float">
            <text:p>3.8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0450" calcext:value-type="float">
            <text:p>3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31560" calcext:value-type="float">
            <text:p>3.3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27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73731" calcext:value-type="float">
            <text:p>373731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24280" calcext:value-type="float">
            <text:p>2.1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431310" calcext:value-type="float">
            <text:p>3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68240" calcext:value-type="float">
            <text:p>4.5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129180" calcext:value-type="float">
            <text:p>5.1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6680" calcext:value-type="float">
            <text:p>3.93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43003" calcext:value-type="float">
            <text:p>243003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98500" calcext:value-type="float">
            <text:p>1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91830" calcext:value-type="float">
            <text:p>1.5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73221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036840" calcext:value-type="float">
            <text:p>8.0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268550" calcext:value-type="float">
            <text:p>8.2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441710" calcext:value-type="float">
            <text:p>2.44E+006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3326010" calcext:value-type="float">
            <text:p>3.3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11100" calcext:value-type="float">
            <text:p>3.6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58550" calcext:value-type="float">
            <text:p>3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727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66140" calcext:value-type="float">
            <text:p>3.1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867280" calcext:value-type="float">
            <text:p>1.8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8870" calcext:value-type="float">
            <text:p>2.0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95710" calcext:value-type="float">
            <text:p>3.7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90290" calcext:value-type="float">
            <text:p>3.8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03960" calcext:value-type="float">
            <text:p>4.0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954760" calcext:value-type="float">
            <text:p>1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/>
          <table:table-cell table:style-name="ce1" office:value-type="string" calcext:value-type="string">
            <text:p>max_TEPS</text:p>
          </table:table-cell>
          <table:table-cell table:style-name="ce1" office:value-type="float" office:value="3120170" calcext:value-type="float">
            <text:p>3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48350" calcext:value-type="float">
            <text:p>4.6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49430" calcext:value-type="float">
            <text:p>3.4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853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470" calcext:value-type="float">
            <text:p>2.04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67524" calcext:value-type="float">
            <text:p>467524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425460" calcext:value-type="float">
            <text:p>2.4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7480" calcext:value-type="float">
            <text:p>4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568780" calcext:value-type="float">
            <text:p>5.5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75850" calcext:value-type="float">
            <text:p>5.68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81830" calcext:value-type="float">
            <text:p>4.28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1607720" calcext:value-type="float">
            <text:p>1.61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2685250" calcext:value-type="float">
            <text:p>2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49830" calcext:value-type="float">
            <text:p>3.1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48450" calcext:value-type="float">
            <text:p>3.2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89450" calcext:value-type="float">
            <text:p>3.0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60010" calcext:value-type="float">
            <text:p>1.76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29340" calcext:value-type="float">
            <text:p>1.5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14650" calcext:value-type="float">
            <text:p>1.9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87710" calcext:value-type="float">
            <text:p>2.1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13420" calcext:value-type="float">
            <text:p>3.7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13190" calcext:value-type="float">
            <text:p>3.3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36160" calcext:value-type="float">
            <text:p>1.94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876545" calcext:value-type="float">
            <text:p>876545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4790" calcext:value-type="float">
            <text:p>1.8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69510" calcext:value-type="float">
            <text:p>3.3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468060" calcext:value-type="float">
            <text:p>2.4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26320" calcext:value-type="float">
            <text:p>2.7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250" calcext:value-type="float">
            <text:p>1.98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93197" calcext:value-type="float">
            <text:p>29319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49010" calcext:value-type="float">
            <text:p>1.5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21850" calcext:value-type="float">
            <text:p>3.0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01330" calcext:value-type="float">
            <text:p>4.2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69970" calcext:value-type="float">
            <text:p>4.2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7980" calcext:value-type="float">
            <text:p>3.75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3944" calcext:value-type="float">
            <text:p>593944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1958.2" calcext:value-type="float">
            <text:p>21958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7589" calcext:value-type="float">
            <text:p>15758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634.3" calcext:value-type="float">
            <text:p>28634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113.5" calcext:value-type="float">
            <text:p>2111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749.9" calcext:value-type="float">
            <text:p>13749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2604.8" calcext:value-type="float">
            <text:p>3260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012.3" calcext:value-type="float">
            <text:p>2501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404.2" calcext:value-type="float">
            <text:p>12404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839.8" calcext:value-type="float">
            <text:p>49839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21.23" calcext:value-type="float">
            <text:p>9421.2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1529.2" calcext:value-type="float">
            <text:p>91529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8.68" calcext:value-type="float">
            <text:p>1238.68</text:p>
          </table:table-cell>
          <table:table-cell/>
          <table:table-cell office:value-type="string" calcext:value-type="string">
            <text:p>Program time <text:s text:c="19"/>0.707657</text:p>
          </table:table-cell>
          <table:table-cell table:number-columns-repeated="2"/>
          <table:table-cell office:value-type="string" calcext:value-type="string">
            <text:p>Program time <text:s text:c="19"/>2.50657</text:p>
          </table:table-cell>
          <table:table-cell table:number-columns-repeated="2"/>
          <table:table-cell office:value-type="string" calcext:value-type="string">
            <text:p>Program time <text:s text:c="2"/>: 11.411</text:p>
          </table:table-cell>
          <table:table-cell table:number-columns-repeated="2"/>
          <table:table-cell office:value-type="string" calcext:value-type="string">
            <text:p>Program time <text:s text:c="19"/>118.216</text:p>
          </table:table-cell>
          <table:table-cell table:number-columns-repeated="2"/>
          <table:table-cell office:value-type="string" calcext:value-type="string">
            <text:p>Program time <text:s text:c="19"/>807.121</text:p>
          </table:table-cell>
          <table:table-cell table:number-columns-repeated="2"/>
          <table:table-cell office:value-type="string" calcext:value-type="string">
            <text:p>Program time <text:s text:c="19"/>8786.79</text:p>
          </table:table-cell>
          <table:table-cell table:number-columns-repeated="2"/>
          <table:table-cell office:value-type="string" calcext:value-type="string">
            <text:p>Program time <text:s text:c="19"/>1.99319</text:p>
          </table:table-cell>
          <table:table-cell table:number-columns-repeated="2"/>
          <table:table-cell office:value-type="string" calcext:value-type="string">
            <text:p>Program time <text:s text:c="19"/>3.02066</text:p>
          </table:table-cell>
          <table:table-cell table:number-columns-repeated="2"/>
          <table:table-cell office:value-type="string" calcext:value-type="string">
            <text:p>Program time <text:s text:c="19"/>11.9544</text:p>
          </table:table-cell>
          <table:table-cell table:number-columns-repeated="2"/>
          <table:table-cell office:value-type="string" calcext:value-type="string">
            <text:p>Program time <text:s text:c="19"/>67.9758</text:p>
          </table:table-cell>
          <table:table-cell table:number-columns-repeated="2"/>
          <table:table-cell office:value-type="string" calcext:value-type="string">
            <text:p>Program time <text:s text:c="19"/>516.933</text:p>
          </table:table-cell>
          <table:table-cell table:number-columns-repeated="2"/>
          <table:table-cell office:value-type="string" calcext:value-type="string">
            <text:p>Program time <text:s text:c="19"/>4629.02</text:p>
          </table:table-cell>
          <table:table-cell table:number-columns-repeated="2"/>
          <table:table-cell office:value-type="string" calcext:value-type="string">
            <text:p>Program time <text:s text:c="19"/>4.20927</text:p>
          </table:table-cell>
          <table:table-cell table:number-columns-repeated="2"/>
          <table:table-cell office:value-type="string" calcext:value-type="string">
            <text:p>Program time <text:s text:c="19"/>7.91936</text:p>
          </table:table-cell>
          <table:table-cell table:number-columns-repeated="2"/>
          <table:table-cell office:value-type="string" calcext:value-type="string">
            <text:p>Program time <text:s text:c="19"/>31.7612</text:p>
          </table:table-cell>
          <table:table-cell table:number-columns-repeated="2"/>
          <table:table-cell office:value-type="string" calcext:value-type="string">
            <text:p>Program time <text:s text:c="19"/>60.0224</text:p>
          </table:table-cell>
          <table:table-cell table:number-columns-repeated="2"/>
          <table:table-cell office:value-type="string" calcext:value-type="string">
            <text:p>Program time <text:s text:c="19"/>293.732</text:p>
          </table:table-cell>
          <table:table-cell table:number-columns-repeated="2"/>
          <table:table-cell office:value-type="string" calcext:value-type="string">
            <text:p>Program time <text:s text:c="19"/>2127.6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rogram time</text:p>
          </table:table-cell>
          <table:table-cell office:value-type="float" office:value="0.367403" calcext:value-type="float">
            <text:p>0.36740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66526" calcext:value-type="float">
            <text:p>1.6652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1.1919" calcext:value-type="float">
            <text:p>11.191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86.7126" calcext:value-type="float">
            <text:p>86.712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18.225" calcext:value-type="float">
            <text:p>718.2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9975.51" calcext:value-type="float">
            <text:p>9975.51</text:p>
          </table:table-cell>
          <table:table-cell table:number-columns-repeated="16"/>
          <table:table-cell office:value-type="string" calcext:value-type="string">
            <text:p>harmonic_stddev_TEPS</text:p>
          </table:table-cell>
          <table:table-cell office:value-type="float" office:value="170944" calcext:value-type="float">
            <text:p>1709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82751.8" calcext:value-type="float">
            <text:p>8275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83.86" calcext:value-type="float">
            <text:p>2983.8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98.6" calcext:value-type="float">
            <text:p>35098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6197" calcext:value-type="float">
            <text:p>15619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9788.7" calcext:value-type="float">
            <text:p>99788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067.8" calcext:value-type="float">
            <text:p>63067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526.1" calcext:value-type="float">
            <text:p>8552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972.3" calcext:value-type="float">
            <text:p>2697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031.4" calcext:value-type="float">
            <text:p>28031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402.1" calcext:value-type="float">
            <text:p>85402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063.5" calcext:value-type="float">
            <text:p>4506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754" calcext:value-type="float">
            <text:p>1117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5475.3" calcext:value-type="float">
            <text:p>6547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60.8" calcext:value-type="float">
            <text:p>19060.8</text:p>
          </table:table-cell>
          <table:table-cell table:number-columns-repeated="9"/>
        </table:table-row>
        <table:table-row table:style-name="ro1">
          <table:table-cell table:number-columns-repeated="92"/>
        </table:table-row>
        <table:table-row table:style-name="ro1">
          <table:table-cell/>
          <table:table-cell office:value-type="string" calcext:value-type="string">
            <text:p>MEAN harmonics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607720" calcext:value-type="float">
            <text:p>1.61E+006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876545" calcext:value-type="float">
            <text:p>8.77E+005</text:p>
          </table:table-cell>
          <table:table-cell table:style-name="ce1" office:value-type="float" office:value="293197" calcext:value-type="float">
            <text:p>2.93E+005</text:p>
          </table:table-cell>
          <table:table-cell table:style-name="ce1" office:value-type="float" office:value="152490" calcext:value-type="float">
            <text:p>1.52E+0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607720" calcext:value-type="float">
            <text:p>1.61E+006</text:p>
          </table:table-cell>
          <table:table-cell table:style-name="ce1" office:value-type="float" office:value="2685250" calcext:value-type="float">
            <text:p>2.69E+006</text:p>
          </table:table-cell>
          <table:table-cell table:style-name="ce1" office:value-type="float" office:value="3149830" calcext:value-type="float">
            <text:p>3.15E+006</text:p>
          </table:table-cell>
          <table:table-cell table:style-name="ce1" office:value-type="float" office:value="3248450" calcext:value-type="float">
            <text:p>3.25E+006</text:p>
          </table:table-cell>
          <table:table-cell table:style-name="ce1" office:value-type="float" office:value="3089450" calcext:value-type="float">
            <text:p>3.09E+006</text:p>
          </table:table-cell>
          <table:table-cell table:style-name="ce1" office:value-type="float" office:value="1760010" calcext:value-type="float">
            <text:p>1.76E+0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685250" calcext:value-type="float">
            <text:p>2.69E+006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593944" calcext:value-type="float">
            <text:p>5.94E+00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1936160" calcext:value-type="float">
            <text:p>1.94E+0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3149830" calcext:value-type="float">
            <text:p>3.15E+006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6545" calcext:value-type="float">
            <text:p>876545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1975250" calcext:value-type="float">
            <text:p>1.98E+0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248450" calcext:value-type="float">
            <text:p>3.25E+006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197" calcext:value-type="float">
            <text:p>293197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3747980" calcext:value-type="float">
            <text:p>3.75E+0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3089450" calcext:value-type="float">
            <text:p>3.09E+006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2490" calcext:value-type="float">
            <text:p>152490</text:p>
          </table:table-cell>
          <table:table-cell office:value-type="float" office:value="593944" calcext:value-type="float">
            <text:p>593944</text:p>
          </table:table-cell>
          <table:table-cell table:style-name="ce1" office:value-type="float" office:value="1119140" calcext:value-type="float">
            <text:p>1.12E+006</text:p>
          </table:table-cell>
          <table:table-cell table:style-name="ce1" office:value-type="float" office:value="4966600" calcext:value-type="float">
            <text:p>4.97E+006</text:p>
          </table:table-cell>
          <table:table-cell table:style-name="ce1" office:value-type="float" office:value="7688760" calcext:value-type="float">
            <text:p>7.69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760010" calcext:value-type="float">
            <text:p>1.76E+006</text:p>
          </table:table-cell>
          <table:table-cell table:style-name="ce1" office:value-type="float" office:value="1936160" calcext:value-type="float">
            <text:p>1.94E+006</text:p>
          </table:table-cell>
          <table:table-cell table:style-name="ce1" office:value-type="float" office:value="1975250" calcext:value-type="float">
            <text:p>1.98E+006</text:p>
          </table:table-cell>
          <table:table-cell table:style-name="ce1" office:value-type="float" office:value="3747980" calcext:value-type="float">
            <text:p>3.75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85"/>
        </table:table-row>
        <table:table-row table:style-name="ro1" table:number-rows-repeated="6">
          <table:table-cell table:number-columns-repeated="92"/>
        </table:table-row>
        <table:table-row table:style-name="ro1">
          <table:table-cell/>
          <table:table-cell office:value-type="string" calcext:value-type="string">
            <text:p>Max TEPS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 table:number-columns-repeated="8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7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7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7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7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7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86"/>
        </table:table-row>
        <table:table-row table:style-name="ro1" table:number-rows-repeated="5">
          <table:table-cell table:number-columns-repeated="92"/>
        </table:table-row>
        <table:table-row table:style-name="ro1">
          <table:table-cell table:number-columns-repeated="13"/>
          <table:table-cell office:value-type="string" calcext:value-type="string">
            <text:p>Das</text:p>
          </table:table-cell>
          <table:table-cell table:number-columns-repeated="78"/>
        </table:table-row>
        <table:table-row table:style-name="ro1">
          <table:table-cell table:number-columns-repeated="7"/>
          <table:table-cell office:value-type="string" calcext:value-type="string">
            <text:p>Scale</text:p>
          </table:table-cell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P</text:p>
          </table:table-cell>
          <table:table-cell office:value-type="string" calcext:value-type="string">
            <text:p>Nodes 8 DAS</text:p>
          </table:table-cell>
          <table:table-cell table:number-columns-repeated="2" office:value-type="string" calcext:value-type="string">
            <text:p>Nodes 16 OP</text:p>
          </table:table-cell>
          <table:table-cell table:number-columns-repeated="3"/>
          <table:table-cell office:value-type="string" calcext:value-type="string">
            <text:p>Ratios OP/DAS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2" office:value-type="float" office:value="39585000" calcext:value-type="float">
            <text:p>3.96E+007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467524" calcext:value-type="float">
            <text:p>467524</text:p>
          </table:table-cell>
          <table:table-cell table:style-name="ce2" office:value-type="float" office:value="31522700" calcext:value-type="float">
            <text:p>3.15E+007</text:p>
          </table:table-cell>
          <table:table-cell table:number-columns-repeated="3"/>
          <table:table-cell office:value-type="string" calcext:value-type="string">
            <text:p><text:s/>4 Nodes</text:p>
          </table:table-cell>
          <table:table-cell office:value-type="string" calcext:value-type="string">
            <text:p>8 Nodes</text:p>
          </table:table-cell>
          <table:table-cell office:value-type="float" office:value="16" calcext:value-type="float">
            <text:p>16</text:p>
          </table:table-cell>
          <table:table-cell table:number-columns-repeated="7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2" office:value-type="float" office:value="48694000" calcext:value-type="float">
            <text:p>4.87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2" office:value-type="float" office:value="71769700" calcext:value-type="float">
            <text:p>7.18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2" office:value-type="float" office:value="89159200" calcext:value-type="float">
            <text:p>8.92E+007</text:p>
          </table:table-cell>
          <table:table-cell table:number-columns-repeated="3"/>
          <table:table-cell table:formula="of:=[.I59]/[.J59]" office:value-type="float" office:value="0.0471714033093343" calcext:value-type="float">
            <text:p>0.0471714033</text:p>
          </table:table-cell>
          <table:table-cell table:formula="of:=[.K59]/[.L59]" office:value-type="float" office:value="0.0261790613442041" calcext:value-type="float">
            <text:p>0.0261790613</text:p>
          </table:table-cell>
          <table:table-cell table:formula="of:=[.M59]/[.N59]" office:value-type="float" office:value="0.0148313437617971" calcext:value-type="float">
            <text:p>0.0148313438</text:p>
          </table:table-cell>
          <table:table-cell table:number-columns-repeated="7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2" office:value-type="float" office:value="67984400" calcext:value-type="float">
            <text:p>6.80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2" office:value-type="float" office:value="122154000" calcext:value-type="float">
            <text:p>1.22E+008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2" office:value-type="float" office:value="196219000" calcext:value-type="float">
            <text:p>1.96E+008</text:p>
          </table:table-cell>
          <table:table-cell table:number-columns-repeated="3"/>
          <table:table-cell table:formula="of:=[.I60]/[.J60]" office:value-type="float" office:value="0.0422818006325215" calcext:value-type="float">
            <text:p>0.0422818006</text:p>
          </table:table-cell>
          <table:table-cell table:formula="of:=[.K60]/[.L60]" office:value-type="float" office:value="0.0434747532733173" calcext:value-type="float">
            <text:p>0.0434747533</text:p>
          </table:table-cell>
          <table:table-cell table:formula="of:=[.M60]/[.N60]" office:value-type="float" office:value="0.0272036985527012" calcext:value-type="float">
            <text:p>0.0272036986</text:p>
          </table:table-cell>
          <table:table-cell table:number-columns-repeated="72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2" office:value-type="float" office:value="70948000" calcext:value-type="float">
            <text:p>7.09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2" office:value-type="float" office:value="118423000" calcext:value-type="float">
            <text:p>1.18E+008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2" office:value-type="float" office:value="232372000" calcext:value-type="float">
            <text:p>2.32E+008</text:p>
          </table:table-cell>
          <table:table-cell table:number-columns-repeated="3"/>
          <table:table-cell table:formula="of:=[.I61]/[.J61]" office:value-type="float" office:value="0.0543611475573808" calcext:value-type="float">
            <text:p>0.0543611476</text:p>
          </table:table-cell>
          <table:table-cell table:formula="of:=[.K61]/[.L61]" office:value-type="float" office:value="0.0380531951471094" calcext:value-type="float">
            <text:p>0.0380531951</text:p>
          </table:table-cell>
          <table:table-cell table:formula="of:=[.M61]/[.N61]" office:value-type="float" office:value="0.0237361315672794" calcext:value-type="float">
            <text:p>0.0237361316</text:p>
          </table:table-cell>
          <table:table-cell table:number-columns-repeated="7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2" office:value-type="float" office:value="67396900" calcext:value-type="float">
            <text:p>6.74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2" office:value-type="float" office:value="129818000" calcext:value-type="float">
            <text:p>1.30E+008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2" office:value-type="float" office:value="238983000" calcext:value-type="float">
            <text:p>2.39E+008</text:p>
          </table:table-cell>
          <table:table-cell table:number-columns-repeated="3"/>
          <table:table-cell table:formula="of:=[.I62]/[.J62]" office:value-type="float" office:value="0.0548329762643063" calcext:value-type="float">
            <text:p>0.0548329763</text:p>
          </table:table-cell>
          <table:table-cell table:formula="of:=[.K62]/[.L62]" office:value-type="float" office:value="0.0291280410055479" calcext:value-type="float">
            <text:p>0.029128041</text:p>
          </table:table-cell>
          <table:table-cell table:formula="of:=[.M62]/[.N62]" office:value-type="float" office:value="0.0239649355344017" calcext:value-type="float">
            <text:p>0.0239649355</text:p>
          </table:table-cell>
          <table:table-cell table:number-columns-repeated="72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2" office:value-type="float" office:value="63512300" calcext:value-type="float">
            <text:p>6.3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2" office:value-type="float" office:value="123391000" calcext:value-type="float">
            <text:p>1.23E+008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2" office:value-type="float" office:value="226877000" calcext:value-type="float">
            <text:p>2.27E+008</text:p>
          </table:table-cell>
          <table:table-cell table:number-columns-repeated="3"/>
          <table:table-cell table:formula="of:=[.I63]/[.J63]" office:value-type="float" office:value="0.0594086671642167" calcext:value-type="float">
            <text:p>0.0594086672</text:p>
          </table:table-cell>
          <table:table-cell table:formula="of:=[.K63]/[.L63]" office:value-type="float" office:value="0.0261791893265957" calcext:value-type="float">
            <text:p>0.0261791893</text:p>
          </table:table-cell>
          <table:table-cell table:formula="of:=[.M63]/[.N63]" office:value-type="float" office:value="0.0237500156914927" calcext:value-type="float">
            <text:p>0.0237500157</text:p>
          </table:table-cell>
          <table:table-cell table:number-columns-repeated="72"/>
        </table:table-row>
        <table:table-row table:style-name="ro1">
          <table:table-cell table:number-columns-repeated="17"/>
          <table:table-cell table:formula="of:=[.I64]/[.J64]" office:value-type="float" office:value="0.0307776603901921" calcext:value-type="float">
            <text:p>0.0307776604</text:p>
          </table:table-cell>
          <table:table-cell table:formula="of:=[.K64]/[.L64]" office:value-type="float" office:value="0.0165204107268764" calcext:value-type="float">
            <text:p>0.0165204107</text:p>
          </table:table-cell>
          <table:table-cell table:formula="of:=[.M64]/[.N64]" office:value-type="float" office:value="0.0188729135170158" calcext:value-type="float">
            <text:p>0.0188729135</text:p>
          </table:table-cell>
          <table:table-cell table:number-columns-repeated="72"/>
        </table:table-row>
        <table:table-row table:style-name="ro1" table:number-rows-repeated="11">
          <table:table-cell table:number-columns-repeated="92"/>
        </table:table-row>
        <table:table-row table:style-name="ro1">
          <table:table-cell/>
          <table:table-cell office:value-type="string" calcext:value-type="string">
            <text:p>Calucalati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46]/[.E46]" office:value-type="float" office:value="3.99397677980168" calcext:value-type="float">
            <text:p>3.9939767798</text:p>
          </table:table-cell>
          <table:table-cell table:formula="of:=[.D46]/[.E46]" office:value-type="float" office:value="2.34060711321772" calcext:value-type="float">
            <text:p>2.3406071132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47]/[.E47]" office:value-type="float" office:value="0.848857536302392" calcext:value-type="float">
            <text:p>0.8488575363</text:p>
          </table:table-cell>
          <table:table-cell table:formula="of:=[.D47]/[.E47]" office:value-type="float" office:value="1.28642401853669" calcext:value-type="float">
            <text:p>1.2864240185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48]/[.E48]" office:value-type="float" office:value="0.793499918410814" calcext:value-type="float">
            <text:p>0.7934999184</text:p>
          </table:table-cell>
          <table:table-cell table:formula="of:=[.D48]/[.E48]" office:value-type="float" office:value="0.998039712462533" calcext:value-type="float">
            <text:p>0.9980397125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49]/[.E49]" office:value-type="float" office:value="0.698589278082453" calcext:value-type="float">
            <text:p>0.6985892781</text:p>
          </table:table-cell>
          <table:table-cell table:formula="of:=[.D49]/[.E49]" office:value-type="float" office:value="0.61942292566774" calcext:value-type="float">
            <text:p>0.6194229257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50]/[.E50]" office:value-type="float" office:value="0.705437952024807" calcext:value-type="float">
            <text:p>0.705437952</text:p>
          </table:table-cell>
          <table:table-cell table:formula="of:=[.D50]/[.E50]" office:value-type="float" office:value="0.598770228247751" calcext:value-type="float">
            <text:p>0.5987702282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51]/[.E51]" office:value-type="float" office:value="0.456524429975034" calcext:value-type="float">
            <text:p>0.45652443</text:p>
          </table:table-cell>
          <table:table-cell table:formula="of:=[.D51]/[.E51]" office:value-type="float" office:value="0.476074482172342" calcext:value-type="float">
            <text:p>0.4760744822</text:p>
          </table:table-cell>
          <table:table-cell table:number-columns-repeated="8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5:15:43.1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12:23.421831214</meta:creation-date>
    <meta:generator>LibreOffice/4.3.5.2$Windows_x86 LibreOffice_project/3a87456aaa6a95c63eea1c1b3201acedf0751bd5</meta:generator>
    <dc:date>2015-07-08T23:20:08.922000000</dc:date>
    <meta:editing-duration>PT20H50M5S</meta:editing-duration>
    <meta:editing-cycles>15</meta:editing-cycles>
    <meta:document-statistic meta:table-count="1" meta:cell-count="18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48cm" svg:y="0.243cm" chart:style-name="ch2">
          <text:p>Scale VS TEPS ON</text:p>
        </chart:title>
        <chart:legend chart:legend-position="end" svg:x="13.199cm" svg:y="3.456cm" style:legend-expansion="high" chart:style-name="ch3"/>
        <chart:plot-area chart:style-name="ch4" table:cell-range-address="Sheet1.B46:Sheet1.F51 Sheet1.C45:Sheet1.F45" chart:data-source-has-labels="row" svg:x="1.33cm" svg:y="1.275cm" svg:width="11.55cm" svg:height="6.569cm">
          <chartooo:coordinate-region svg:x="3.063cm" svg:y="1.474cm" svg:width="9.63cm" svg:height="5.723cm"/>
          <chart:axis chart:dimension="x" chart:name="primary-x" chart:style-name="ch5">
            <chart:title svg:x="6.638cm" svg:y="8.024cm" chart:style-name="ch6">
              <text:p>Scale</text:p>
            </chart:title>
          </chart:axis>
          <chart:axis chart:dimension="y" chart:name="primary-y" chart:style-name="ch5">
            <chart:title svg:x="0.451cm" svg:y="5.026cm" chart:style-name="ch7">
              <text:p>TEPS</text:p>
            </chart:title>
            <chart:grid chart:style-name="ch8" chart:class="major"/>
          </chart:axis>
          <chart:series chart:style-name="ch9" chart:values-cell-range-address="Sheet1.C46:Sheet1.C51" chart:label-cell-address="Sheet1.C45:Sheet1.C45" chart:class="chart:scatter">
            <chart:domain table:cell-range-address="Sheet1.B46:Sheet1.B51"/>
            <chart:data-point chart:repeated="6"/>
          </chart:series>
          <chart:series chart:style-name="ch10" chart:values-cell-range-address="Sheet1.D46:Sheet1.D51" chart:label-cell-address="Sheet1.D45:Sheet1.D45" chart:class="chart:scatter">
            <chart:data-point chart:repeated="6"/>
          </chart:series>
          <chart:series chart:style-name="ch11" chart:values-cell-range-address="Sheet1.E46:Sheet1.E51" chart:label-cell-address="Sheet1.E45:Sheet1.E45" chart:class="chart:scatter">
            <chart:data-point chart:repeated="6"/>
          </chart:series>
          <chart:series chart:style-name="ch12" chart:values-cell-range-address="Sheet1.F46:Sheet1.F51" chart:label-cell-address="Sheet1.F45:Sheet1.F4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Nodes 4</text:p>
                <draw:g>
                  <svg:desc>Sheet1.C45:Sheet1.C45</svg:desc>
                </draw:g>
              </table:table-cell>
              <table:table-cell office:value-type="string">
                <text:p>Nodes 8</text:p>
                <draw:g>
                  <svg:desc>Sheet1.D45:Sheet1.D45</svg:desc>
                </draw:g>
              </table:table-cell>
              <table:table-cell office:value-type="string">
                <text:p>Nodes 16</text:p>
                <draw:g>
                  <svg:desc>Sheet1.E45:Sheet1.E45</svg:desc>
                </draw:g>
              </table:table-cell>
              <table:table-cell office:value-type="string">
                <text:p>Nodes 32</text:p>
                <draw:g>
                  <svg:desc>Sheet1.F45:Sheet1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46:Sheet1.B51</svg:desc>
                </draw:g>
              </table:table-cell>
              <table:table-cell office:value-type="float" office:value="1867280">
                <text:p>1867280</text:p>
                <draw:g>
                  <svg:desc>Sheet1.C46:Sheet1.C51</svg:desc>
                </draw:g>
              </table:table-cell>
              <table:table-cell office:value-type="float" office:value="1094290">
                <text:p>1094290</text:p>
                <draw:g>
                  <svg:desc>Sheet1.D46:Sheet1.D51</svg:desc>
                </draw:g>
              </table:table-cell>
              <table:table-cell office:value-type="float" office:value="467524">
                <text:p>467524</text:p>
                <draw:g>
                  <svg:desc>Sheet1.E46:Sheet1.E51</svg:desc>
                </draw:g>
              </table:table-cell>
              <table:table-cell office:value-type="float" office:value="283146">
                <text:p>283146</text:p>
                <draw:g>
                  <svg:desc>Sheet1.F46:Sheet1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3120170">
                <text:p>3120170</text:p>
              </table:table-cell>
              <table:table-cell office:value-type="float" office:value="2425460">
                <text:p>2425460</text:p>
              </table:table-cell>
              <table:table-cell office:value-type="float" office:value="1601100">
                <text:p>160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4648350">
                <text:p>4648350</text:p>
              </table:table-cell>
              <table:table-cell office:value-type="float" office:value="4657480">
                <text:p>4657480</text:p>
              </table:table-cell>
              <table:table-cell office:value-type="float" office:value="4118290">
                <text:p>4118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3449430">
                <text:p>3449430</text:p>
              </table:table-cell>
              <table:table-cell office:value-type="float" office:value="5568780">
                <text:p>5568780</text:p>
              </table:table-cell>
              <table:table-cell office:value-type="float" office:value="6960600">
                <text:p>6960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3398530">
                <text:p>3398530</text:p>
              </table:table-cell>
              <table:table-cell office:value-type="float" office:value="5675850">
                <text:p>5675850</text:p>
              </table:table-cell>
              <table:table-cell office:value-type="float" office:value="8586550">
                <text:p>8586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2038470">
                <text:p>2038470</text:p>
              </table:table-cell>
              <table:table-cell office:value-type="float" office:value="4281830">
                <text:p>428183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58cm" svg:y="0.316cm" chart:style-name="ch2">
          <text:p>Nodes VS TEPS ON</text:p>
        </chart:title>
        <chart:legend chart:legend-position="end" svg:x="13.199cm" svg:y="2.959cm" style:legend-expansion="high" chart:style-name="ch3"/>
        <chart:plot-area chart:style-name="ch4" table:cell-range-address="Sheet1.H47:Sheet1.N50 Sheet1.I46:Sheet1.N46" chart:data-source-has-labels="row" svg:x="1.33cm" svg:y="1.275cm" svg:width="11.55cm" svg:height="6.57cm">
          <chartooo:coordinate-region svg:x="3.248cm" svg:y="1.474cm" svg:width="9.445cm" svg:height="5.724cm"/>
          <chart:axis chart:dimension="x" chart:name="primary-x" chart:style-name="ch5">
            <chart:title svg:x="6.558cm" svg:y="8.025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I47:Sheet1.I50" chart:label-cell-address="Sheet1.I46:Sheet1.I46" chart:class="chart:scatter">
            <chart:domain table:cell-range-address="Sheet1.H47:Sheet1.H50"/>
            <chart:data-point chart:repeated="4"/>
          </chart:series>
          <chart:series chart:style-name="ch11" chart:values-cell-range-address="Sheet1.J47:Sheet1.J50" chart:label-cell-address="Sheet1.J46:Sheet1.J46" chart:class="chart:scatter">
            <chart:data-point chart:repeated="4"/>
          </chart:series>
          <chart:series chart:style-name="ch12" chart:values-cell-range-address="Sheet1.K47:Sheet1.K50" chart:label-cell-address="Sheet1.K46:Sheet1.K46" chart:class="chart:scatter">
            <chart:data-point chart:repeated="4"/>
          </chart:series>
          <chart:series chart:style-name="ch13" chart:values-cell-range-address="Sheet1.L47:Sheet1.L50" chart:label-cell-address="Sheet1.L46:Sheet1.L46" chart:class="chart:scatter">
            <chart:data-point chart:repeated="4"/>
          </chart:series>
          <chart:series chart:style-name="ch14" chart:values-cell-range-address="Sheet1.M47:Sheet1.M50" chart:label-cell-address="Sheet1.M46:Sheet1.M46" chart:class="chart:scatter">
            <chart:data-point chart:repeated="4"/>
          </chart:series>
          <chart:series chart:style-name="ch15" chart:values-cell-range-address="Sheet1.N47:Sheet1.N50" chart:label-cell-address="Sheet1.N46:Sheet1.N4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H</text:p>
              </table:table-cell>
              <table:table-cell office:value-type="string">
                <text:p>Scale 9</text:p>
                <draw:g>
                  <svg:desc>Sheet1.I46:Sheet1.I46</svg:desc>
                </draw:g>
              </table:table-cell>
              <table:table-cell office:value-type="string">
                <text:p>Scale 12</text:p>
                <draw:g>
                  <svg:desc>Sheet1.J46:Sheet1.J46</svg:desc>
                </draw:g>
              </table:table-cell>
              <table:table-cell office:value-type="string">
                <text:p>Scale 15</text:p>
                <draw:g>
                  <svg:desc>Sheet1.K46:Sheet1.K46</svg:desc>
                </draw:g>
              </table:table-cell>
              <table:table-cell office:value-type="string">
                <text:p>Scale 18 </text:p>
                <draw:g>
                  <svg:desc>Sheet1.L46:Sheet1.L46</svg:desc>
                </draw:g>
              </table:table-cell>
              <table:table-cell office:value-type="string">
                <text:p>Scale 21</text:p>
                <draw:g>
                  <svg:desc>Sheet1.M46:Sheet1.M46</svg:desc>
                </draw:g>
              </table:table-cell>
              <table:table-cell office:value-type="string">
                <text:p>Scale24</text:p>
                <draw:g>
                  <svg:desc>Sheet1.N46:Sheet1.N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47:Sheet1.H50</svg:desc>
                </draw:g>
              </table:table-cell>
              <table:table-cell office:value-type="float" office:value="1867280">
                <text:p>1867280</text:p>
                <draw:g>
                  <svg:desc>Sheet1.I47:Sheet1.I50</svg:desc>
                </draw:g>
              </table:table-cell>
              <table:table-cell office:value-type="float" office:value="2058870">
                <text:p>2058870</text:p>
                <draw:g>
                  <svg:desc>Sheet1.J47:Sheet1.J50</svg:desc>
                </draw:g>
              </table:table-cell>
              <table:table-cell office:value-type="float" office:value="3695710">
                <text:p>3695710</text:p>
                <draw:g>
                  <svg:desc>Sheet1.K47:Sheet1.K50</svg:desc>
                </draw:g>
              </table:table-cell>
              <table:table-cell office:value-type="float" office:value="3890290">
                <text:p>3890290</text:p>
                <draw:g>
                  <svg:desc>Sheet1.L47:Sheet1.L50</svg:desc>
                </draw:g>
              </table:table-cell>
              <table:table-cell office:value-type="float" office:value="4003960">
                <text:p>4003960</text:p>
                <draw:g>
                  <svg:desc>Sheet1.M47:Sheet1.M50</svg:desc>
                </draw:g>
              </table:table-cell>
              <table:table-cell office:value-type="float" office:value="1954760">
                <text:p>1954760</text:p>
                <draw:g>
                  <svg:desc>Sheet1.N47:Sheet1.N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94290">
                <text:p>1094290</text:p>
              </table:table-cell>
              <table:table-cell office:value-type="float" office:value="3120170">
                <text:p>3120170</text:p>
              </table:table-cell>
              <table:table-cell office:value-type="float" office:value="4648350">
                <text:p>4648350</text:p>
              </table:table-cell>
              <table:table-cell office:value-type="float" office:value="3449430">
                <text:p>3449430</text:p>
              </table:table-cell>
              <table:table-cell office:value-type="float" office:value="3398530">
                <text:p>3398530</text:p>
              </table:table-cell>
              <table:table-cell office:value-type="float" office:value="2038470">
                <text:p>20384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67524">
                <text:p>467524</text:p>
              </table:table-cell>
              <table:table-cell office:value-type="float" office:value="2425460">
                <text:p>2425460</text:p>
              </table:table-cell>
              <table:table-cell office:value-type="float" office:value="4657480">
                <text:p>4657480</text:p>
              </table:table-cell>
              <table:table-cell office:value-type="float" office:value="5568780">
                <text:p>5568780</text:p>
              </table:table-cell>
              <table:table-cell office:value-type="float" office:value="5675850">
                <text:p>5675850</text:p>
              </table:table-cell>
              <table:table-cell office:value-type="float" office:value="4281830">
                <text:p>4281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83146">
                <text:p>283146</text:p>
              </table:table-cell>
              <table:table-cell office:value-type="float" office:value="1601100">
                <text:p>1601100</text:p>
              </table:table-cell>
              <table:table-cell office:value-type="float" office:value="4118290">
                <text:p>4118290</text:p>
              </table:table-cell>
              <table:table-cell office:value-type="float" office:value="6960600">
                <text:p>6960600</text:p>
              </table:table-cell>
              <table:table-cell office:value-type="float" office:value="8586550">
                <text:p>858655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5.244cm" svg:y="0.316cm" chart:style-name="ch2">
          <text:p>Scale vs TEPS OpenNebula</text:p>
        </chart:title>
        <chart:legend chart:legend-position="end" svg:x="13.202cm" svg:y="3.208cm" style:legend-expansion="high" chart:style-name="ch3"/>
        <chart:plot-area chart:style-name="ch4" table:cell-range-address="Sheet1.B32:Sheet1.G37 Sheet1.C31:Sheet1.G31" chart:data-source-has-labels="row" svg:x="1.331cm" svg:y="1.275cm" svg:width="11.551cm" svg:height="6.57cm">
          <chartooo:coordinate-region svg:x="3.249cm" svg:y="1.474cm" svg:width="9.446cm" svg:height="5.724cm"/>
          <chart:axis chart:dimension="x" chart:name="primary-x" chart:style-name="ch5">
            <chart:title svg:x="6.639cm" svg:y="8.025cm" chart:style-name="ch6">
              <text:p>Scale</text:p>
            </chart:title>
          </chart:axis>
          <chart:axis chart:dimension="y" chart:name="primary-y" chart:style-name="ch7">
            <chart:title svg:x="0.451cm" svg:y="5.464cm" chart:style-name="ch8">
              <text:p>Mean TEPS</text:p>
            </chart:title>
          </chart:axis>
          <chart:series chart:style-name="ch9" chart:values-cell-range-address="Sheet1.C32:Sheet1.C37" chart:label-cell-address="Sheet1.C31:Sheet1.C31" chart:class="chart:scatter">
            <chart:domain table:cell-range-address="Sheet1.B32:Sheet1.B37"/>
            <chart:data-point chart:repeated="6"/>
          </chart:series>
          <chart:series chart:style-name="ch10" chart:values-cell-range-address="Sheet1.D32:Sheet1.D37" chart:label-cell-address="Sheet1.D31:Sheet1.D31" chart:class="chart:scatter">
            <chart:data-point chart:repeated="6"/>
          </chart:series>
          <chart:series chart:style-name="ch11" chart:values-cell-range-address="Sheet1.E32:Sheet1.E37" chart:label-cell-address="Sheet1.E31:Sheet1.E31" chart:class="chart:scatter">
            <chart:data-point chart:repeated="6"/>
          </chart:series>
          <chart:series chart:style-name="ch12" chart:values-cell-range-address="Sheet1.F32:Sheet1.F37" chart:label-cell-address="Sheet1.F31:Sheet1.F31" chart:class="chart:scatter">
            <chart:data-point chart:repeated="6"/>
          </chart:series>
          <chart:series chart:style-name="ch13" chart:values-cell-range-address="Sheet1.G32:Sheet1.G37" chart:label-cell-address="Sheet1.G31:Sheet1.G3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Nodes 2</text:p>
                <draw:g>
                  <svg:desc>Sheet1.C31:Sheet1.C31</svg:desc>
                </draw:g>
              </table:table-cell>
              <table:table-cell office:value-type="string">
                <text:p>Nodes 4</text:p>
                <draw:g>
                  <svg:desc>Sheet1.D31:Sheet1.D31</svg:desc>
                </draw:g>
              </table:table-cell>
              <table:table-cell office:value-type="string">
                <text:p>Nodes 8</text:p>
                <draw:g>
                  <svg:desc>Sheet1.E31:Sheet1.E31</svg:desc>
                </draw:g>
              </table:table-cell>
              <table:table-cell office:value-type="string">
                <text:p>Nodes 16</text:p>
                <draw:g>
                  <svg:desc>Sheet1.F31:Sheet1.F31</svg:desc>
                </draw:g>
              </table:table-cell>
              <table:table-cell office:value-type="string">
                <text:p>Nodes 32</text:p>
                <draw:g>
                  <svg:desc>Sheet1.G31:Sheet1.G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32:Sheet1.B37</svg:desc>
                </draw:g>
              </table:table-cell>
              <table:table-cell office:value-type="float" office:value="1607720">
                <text:p>1607720</text:p>
                <draw:g>
                  <svg:desc>Sheet1.C32:Sheet1.C37</svg:desc>
                </draw:g>
              </table:table-cell>
              <table:table-cell office:value-type="float" office:value="1529340">
                <text:p>1529340</text:p>
                <draw:g>
                  <svg:desc>Sheet1.D32:Sheet1.D37</svg:desc>
                </draw:g>
              </table:table-cell>
              <table:table-cell office:value-type="float" office:value="876545">
                <text:p>876545</text:p>
                <draw:g>
                  <svg:desc>Sheet1.E32:Sheet1.E37</svg:desc>
                </draw:g>
              </table:table-cell>
              <table:table-cell office:value-type="float" office:value="293197">
                <text:p>293197</text:p>
                <draw:g>
                  <svg:desc>Sheet1.F32:Sheet1.F37</svg:desc>
                </draw:g>
              </table:table-cell>
              <table:table-cell office:value-type="float" office:value="152490">
                <text:p>152490</text:p>
                <draw:g>
                  <svg:desc>Sheet1.G32:Sheet1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685250">
                <text:p>2685250</text:p>
              </table:table-cell>
              <table:table-cell office:value-type="float" office:value="1914650">
                <text:p>1914650</text:p>
              </table:table-cell>
              <table:table-cell office:value-type="float" office:value="1834790">
                <text:p>1834790</text:p>
              </table:table-cell>
              <table:table-cell office:value-type="float" office:value="1549010">
                <text:p>1549010</text:p>
              </table:table-cell>
              <table:table-cell office:value-type="float" office:value="593944">
                <text:p>593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149830">
                <text:p>3149830</text:p>
              </table:table-cell>
              <table:table-cell office:value-type="float" office:value="2187710">
                <text:p>2187710</text:p>
              </table:table-cell>
              <table:table-cell office:value-type="float" office:value="3369510">
                <text:p>3369510</text:p>
              </table:table-cell>
              <table:table-cell office:value-type="float" office:value="3021850">
                <text:p>3021850</text:p>
              </table:table-cell>
              <table:table-cell office:value-type="float" office:value="1119140">
                <text:p>1119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248450">
                <text:p>3248450</text:p>
              </table:table-cell>
              <table:table-cell office:value-type="float" office:value="3713420">
                <text:p>3713420</text:p>
              </table:table-cell>
              <table:table-cell office:value-type="float" office:value="2468060">
                <text:p>2468060</text:p>
              </table:table-cell>
              <table:table-cell office:value-type="float" office:value="4201330">
                <text:p>4201330</text:p>
              </table:table-cell>
              <table:table-cell office:value-type="float" office:value="4966600">
                <text:p>4966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089450">
                <text:p>3089450</text:p>
              </table:table-cell>
              <table:table-cell office:value-type="float" office:value="3313190">
                <text:p>3313190</text:p>
              </table:table-cell>
              <table:table-cell office:value-type="float" office:value="2726320">
                <text:p>2726320</text:p>
              </table:table-cell>
              <table:table-cell office:value-type="float" office:value="4269970">
                <text:p>4269970</text:p>
              </table:table-cell>
              <table:table-cell office:value-type="float" office:value="7688760">
                <text:p>76887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760010">
                <text:p>1760010</text:p>
              </table:table-cell>
              <table:table-cell office:value-type="float" office:value="1936160">
                <text:p>1936160</text:p>
              </table:table-cell>
              <table:table-cell office:value-type="float" office:value="1975250">
                <text:p>1975250</text:p>
              </table:table-cell>
              <table:table-cell office:value-type="float" office:value="3747980">
                <text:p>374798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177cm" svg:y="0.316cm" chart:style-name="ch2">
          <text:p>Nodes vs TEPS OpenNebula</text:p>
        </chart:title>
        <chart:legend chart:legend-position="end" svg:x="13.199cm" svg:y="2.958cm" style:legend-expansion="high" chart:style-name="ch3"/>
        <chart:plot-area chart:style-name="ch4" table:cell-range-address="Sheet1.I32:Sheet1.O36 Sheet1.J31:Sheet1.O31" chart:data-source-has-labels="row" svg:x="1.33cm" svg:y="1.275cm" svg:width="11.55cm" svg:height="6.569cm">
          <chartooo:coordinate-region svg:x="3.248cm" svg:y="1.474cm" svg:width="9.445cm" svg:height="5.723cm"/>
          <chart:axis chart:dimension="x" chart:name="primary-x" chart:style-name="ch5">
            <chart:title svg:x="5.778cm" svg:y="8.024cm" chart:style-name="ch6">
              <text:p>Number of nodes</text:p>
            </chart:title>
          </chart:axis>
          <chart:axis chart:dimension="y" chart:name="primary-y" chart:style-name="ch7">
            <chart:title svg:x="0.451cm" svg:y="5.556cm" chart:style-name="ch8">
              <text:p>Means TEPS</text:p>
            </chart:title>
          </chart:axis>
          <chart:series chart:style-name="ch9" chart:values-cell-range-address="Sheet1.J32:Sheet1.J36" chart:label-cell-address="Sheet1.J31:Sheet1.J31" chart:class="chart:scatter">
            <chart:domain table:cell-range-address="Sheet1.I32:Sheet1.I36"/>
            <chart:data-point chart:repeated="5"/>
          </chart:series>
          <chart:series chart:style-name="ch10" chart:values-cell-range-address="Sheet1.K32:Sheet1.K36" chart:label-cell-address="Sheet1.K31:Sheet1.K31" chart:class="chart:scatter">
            <chart:data-point chart:repeated="5"/>
          </chart:series>
          <chart:series chart:style-name="ch11" chart:values-cell-range-address="Sheet1.L32:Sheet1.L36" chart:label-cell-address="Sheet1.L31:Sheet1.L31" chart:class="chart:scatter">
            <chart:data-point chart:repeated="5"/>
          </chart:series>
          <chart:series chart:style-name="ch12" chart:values-cell-range-address="Sheet1.M32:Sheet1.M36" chart:label-cell-address="Sheet1.M31:Sheet1.M31" chart:class="chart:scatter">
            <chart:data-point chart:repeated="5"/>
          </chart:series>
          <chart:series chart:style-name="ch13" chart:values-cell-range-address="Sheet1.N32:Sheet1.N36" chart:label-cell-address="Sheet1.N31:Sheet1.N31" chart:class="chart:scatter">
            <chart:data-point chart:repeated="5"/>
          </chart:series>
          <chart:series chart:style-name="ch14" chart:values-cell-range-address="Sheet1.O32:Sheet1.O36" chart:label-cell-address="Sheet1.O31:Sheet1.O31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I</text:p>
              </table:table-cell>
              <table:table-cell office:value-type="string">
                <text:p>Scale 9</text:p>
                <draw:g>
                  <svg:desc>Sheet1.J31:Sheet1.J31</svg:desc>
                </draw:g>
              </table:table-cell>
              <table:table-cell office:value-type="string">
                <text:p>Scale 12</text:p>
                <draw:g>
                  <svg:desc>Sheet1.K31:Sheet1.K31</svg:desc>
                </draw:g>
              </table:table-cell>
              <table:table-cell office:value-type="string">
                <text:p>Scale 15</text:p>
                <draw:g>
                  <svg:desc>Sheet1.L31:Sheet1.L31</svg:desc>
                </draw:g>
              </table:table-cell>
              <table:table-cell office:value-type="string">
                <text:p>Scale 18 </text:p>
                <draw:g>
                  <svg:desc>Sheet1.M31:Sheet1.M31</svg:desc>
                </draw:g>
              </table:table-cell>
              <table:table-cell office:value-type="string">
                <text:p>Scale 21</text:p>
                <draw:g>
                  <svg:desc>Sheet1.N31:Sheet1.N31</svg:desc>
                </draw:g>
              </table:table-cell>
              <table:table-cell office:value-type="string">
                <text:p>Scale 24</text:p>
                <draw:g>
                  <svg:desc>Sheet1.O31:Sheet1.O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32:Sheet1.I36</svg:desc>
                </draw:g>
              </table:table-cell>
              <table:table-cell office:value-type="float" office:value="1607720">
                <text:p>1607720</text:p>
                <draw:g>
                  <svg:desc>Sheet1.J32:Sheet1.J36</svg:desc>
                </draw:g>
              </table:table-cell>
              <table:table-cell office:value-type="float" office:value="2685250">
                <text:p>2685250</text:p>
                <draw:g>
                  <svg:desc>Sheet1.K32:Sheet1.K36</svg:desc>
                </draw:g>
              </table:table-cell>
              <table:table-cell office:value-type="float" office:value="3149830">
                <text:p>3149830</text:p>
                <draw:g>
                  <svg:desc>Sheet1.L32:Sheet1.L36</svg:desc>
                </draw:g>
              </table:table-cell>
              <table:table-cell office:value-type="float" office:value="3248450">
                <text:p>3248450</text:p>
                <draw:g>
                  <svg:desc>Sheet1.M32:Sheet1.M36</svg:desc>
                </draw:g>
              </table:table-cell>
              <table:table-cell office:value-type="float" office:value="3089450">
                <text:p>3089450</text:p>
                <draw:g>
                  <svg:desc>Sheet1.N32:Sheet1.N36</svg:desc>
                </draw:g>
              </table:table-cell>
              <table:table-cell office:value-type="float" office:value="1760010">
                <text:p>1760010</text:p>
                <draw:g>
                  <svg:desc>Sheet1.O32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29340">
                <text:p>1529340</text:p>
              </table:table-cell>
              <table:table-cell office:value-type="float" office:value="1914650">
                <text:p>1914650</text:p>
              </table:table-cell>
              <table:table-cell office:value-type="float" office:value="2187710">
                <text:p>2187710</text:p>
              </table:table-cell>
              <table:table-cell office:value-type="float" office:value="3713420">
                <text:p>3713420</text:p>
              </table:table-cell>
              <table:table-cell office:value-type="float" office:value="3313190">
                <text:p>3313190</text:p>
              </table:table-cell>
              <table:table-cell office:value-type="float" office:value="1936160">
                <text:p>1936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76545">
                <text:p>876545</text:p>
              </table:table-cell>
              <table:table-cell office:value-type="float" office:value="1834790">
                <text:p>1834790</text:p>
              </table:table-cell>
              <table:table-cell office:value-type="float" office:value="3369510">
                <text:p>3369510</text:p>
              </table:table-cell>
              <table:table-cell office:value-type="float" office:value="2468060">
                <text:p>2468060</text:p>
              </table:table-cell>
              <table:table-cell office:value-type="float" office:value="2726320">
                <text:p>2726320</text:p>
              </table:table-cell>
              <table:table-cell office:value-type="float" office:value="1975250">
                <text:p>1975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93197">
                <text:p>293197</text:p>
              </table:table-cell>
              <table:table-cell office:value-type="float" office:value="1549010">
                <text:p>1549010</text:p>
              </table:table-cell>
              <table:table-cell office:value-type="float" office:value="3021850">
                <text:p>3021850</text:p>
              </table:table-cell>
              <table:table-cell office:value-type="float" office:value="4201330">
                <text:p>4201330</text:p>
              </table:table-cell>
              <table:table-cell office:value-type="float" office:value="4269970">
                <text:p>4269970</text:p>
              </table:table-cell>
              <table:table-cell office:value-type="float" office:value="3747980">
                <text:p>37479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52490">
                <text:p>152490</text:p>
              </table:table-cell>
              <table:table-cell office:value-type="float" office:value="593944">
                <text:p>593944</text:p>
              </table:table-cell>
              <table:table-cell office:value-type="float" office:value="1119140">
                <text:p>1119140</text:p>
              </table:table-cell>
              <table:table-cell office:value-type="float" office:value="4966600">
                <text:p>4966600</text:p>
              </table:table-cell>
              <table:table-cell office:value-type="float" office:value="7688760">
                <text:p>768876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